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3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and" table:style-name="ta1">
        <table:shapes>
          <draw:frame draw:z-index="0" draw:style-name="gr1" draw:text-style-name="P1" svg:width="21.064cm" svg:height="12.806cm" svg:x="9.671cm" svg:y="1.536cm">
            <draw:object draw:notify-on-update-of-ranges="Poland.A2:Poland.A60 Poland.C2:Poland.C60 Poland.A2:Poland.A60 Poland.D2:Poland.D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10.2499931688702" calcext:value-type="float">
            <text:p>10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2.9737663407222" calcext:value-type="float">
            <text:p>13</text:p>
          </table:table-cell>
          <table:table-cell office:value-type="float" office:value="0.23643898043695" calcext:value-type="float">
            <text:p>0,23643898043695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6.4179082937424" calcext:value-type="float">
            <text:p>16</text:p>
          </table:table-cell>
          <table:table-cell office:value-type="float" office:value="24.6272" calcext:value-type="float">
            <text:p>24,6272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20.7708784636009" calcext:value-type="float">
            <text:p>2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6.2692069601913" calcext:value-type="float">
            <text:p>2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3.2090192560368" calcext:value-type="float">
            <text:p>3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41.9598820918712" calcext:value-type="float">
            <text:p>4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2.981166130707" calcext:value-type="float">
            <text:p>5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66.8409478810622" calcext:value-type="float">
            <text:p>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4.2371476777059" calcext:value-type="float">
            <text:p>8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06.020043878214" calcext:value-type="float">
            <text:p>10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3.214417078165" calcext:value-type="float">
            <text:p>13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67.038253921145" calcext:value-type="float">
            <text:p>1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8.913093640883" calcext:value-type="float">
            <text:p>20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60.458742524847" calcext:value-type="float">
            <text:p>2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3.462444888836" calcext:value-type="float">
            <text:p>32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399.810327128673" calcext:value-type="float">
            <text:p>40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1.368287577086" calcext:value-type="float">
            <text:p>49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599.802469390951" calcext:value-type="float">
            <text:p>60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26.338428155493" calcext:value-type="float">
            <text:p>726</text:p>
          </table:table-cell>
          <table:table-cell table:style-name="ce5" table:formula="of:=[.D21]-[.D20]" office:value-type="float" office:value="126.535958764542" calcext:value-type="float">
            <text:p>126,5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71.474855024432" calcext:value-type="float">
            <text:p>871</text:p>
          </table:table-cell>
          <table:table-cell table:style-name="ce5" table:formula="of:=[.D22]-[.D21]" office:value-type="float" office:value="145.136426868938" calcext:value-type="float">
            <text:p>145,1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34.69136414471" calcext:value-type="float">
            <text:p>1 035</text:p>
          </table:table-cell>
          <table:table-cell table:style-name="ce5" table:formula="of:=[.D23]-[.D22]" office:value-type="float" office:value="163.216509120283" calcext:value-type="float">
            <text:p>163,2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14.21453333796" calcext:value-type="float">
            <text:p>1 214</text:p>
          </table:table-cell>
          <table:table-cell table:style-name="ce5" table:formula="of:=[.D24]-[.D23]" office:value-type="float" office:value="179.523169193241" calcext:value-type="float">
            <text:p>179,5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406.92046583965" calcext:value-type="float">
            <text:p>1 407</text:p>
          </table:table-cell>
          <table:table-cell table:style-name="ce5" table:formula="of:=[.D25]-[.D24]" office:value-type="float" office:value="192.705932501693" calcext:value-type="float">
            <text:p>192,7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608.44171230357" calcext:value-type="float">
            <text:p>1 608</text:p>
          </table:table-cell>
          <table:table-cell table:style-name="ce5" table:formula="of:=[.D26]-[.D25]" office:value-type="float" office:value="201.521246463917" calcext:value-type="float">
            <text:p>201,5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 office:value-type="float" office:value="1833" calcext:value-type="float">
            <text:p>1833</text:p>
          </table:table-cell>
          <table:table-cell table:formula="of:=L/(1+EXP(-k*([.B27]-x0)))" office:value-type="float" office:value="1813.50393014134" calcext:value-type="float">
            <text:p>1 814</text:p>
          </table:table-cell>
          <table:table-cell table:style-name="ce5" table:formula="of:=[.D27]-[.D26]" office:value-type="float" office:value="205.062217837773" calcext:value-type="float">
            <text:p>205,0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table:formula="of:=L/(1+EXP(-k*([.B28]-x0)))" office:value-type="float" office:value="2016.45155391097" calcext:value-type="float">
            <text:p>2 016</text:p>
          </table:table-cell>
          <table:table-cell table:style-name="ce5" table:formula="of:=[.D28]-[.D27]" office:value-type="float" office:value="202.947623769629" calcext:value-type="float">
            <text:p>202,9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211.85784255915" calcext:value-type="float">
            <text:p>2 212</text:p>
          </table:table-cell>
          <table:table-cell table:style-name="ce5" table:formula="of:=[.D29]-[.D28]" office:value-type="float" office:value="195.406288648187" calcext:value-type="float">
            <text:p>195,4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2395.08394293687" calcext:value-type="float">
            <text:p>2 395</text:p>
          </table:table-cell>
          <table:table-cell table:style-name="ce5" table:formula="of:=[.D30]-[.D29]" office:value-type="float" office:value="183.226100377714" calcext:value-type="float">
            <text:p>183,2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562.67032396955" calcext:value-type="float">
            <text:p>2 563</text:p>
          </table:table-cell>
          <table:table-cell table:style-name="ce5" table:formula="of:=[.D31]-[.D30]" office:value-type="float" office:value="167.586381032677" calcext:value-type="float">
            <text:p>167,5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712.50209801771" calcext:value-type="float">
            <text:p>2 713</text:p>
          </table:table-cell>
          <table:table-cell table:style-name="ce5" table:formula="of:=[.D32]-[.D31]" office:value-type="float" office:value="149.831774048167" calcext:value-type="float">
            <text:p>149,8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843.75826376093" calcext:value-type="float">
            <text:p>2 844</text:p>
          </table:table-cell>
          <table:table-cell table:style-name="ce5" table:formula="of:=[.D33]-[.D32]" office:value-type="float" office:value="131.256165743218" calcext:value-type="float">
            <text:p>131,2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956.70494485866" calcext:value-type="float">
            <text:p>2 957</text:p>
          </table:table-cell>
          <table:table-cell table:style-name="ce5" table:formula="of:=[.D34]-[.D33]" office:value-type="float" office:value="112.946681097726" calcext:value-type="float">
            <text:p>112,9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3052.41105633341" calcext:value-type="float">
            <text:p>3 052</text:p>
          </table:table-cell>
          <table:table-cell table:style-name="ce5" table:formula="of:=[.D35]-[.D34]" office:value-type="float" office:value="95.7061114747567" calcext:value-type="float">
            <text:p>95,7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3132.45573807732" calcext:value-type="float">
            <text:p>3 132</text:p>
          </table:table-cell>
          <table:table-cell table:style-name="ce5" table:formula="of:=[.D36]-[.D35]" office:value-type="float" office:value="80.0446817439097" calcext:value-type="float">
            <text:p>80,0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3198.67361428637" calcext:value-type="float">
            <text:p>3 199</text:p>
          </table:table-cell>
          <table:table-cell table:style-name="ce5" table:formula="of:=[.D37]-[.D36]" office:value-type="float" office:value="66.2178762090471" calcext:value-type="float">
            <text:p>66,2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3252.95923155366" calcext:value-type="float">
            <text:p>3 253</text:p>
          </table:table-cell>
          <table:table-cell table:style-name="ce5" table:formula="of:=[.D38]-[.D37]" office:value-type="float" office:value="54.2856172672869" calcext:value-type="float">
            <text:p>54,2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3297.13328081381" calcext:value-type="float">
            <text:p>3 297</text:p>
          </table:table-cell>
          <table:table-cell table:style-name="ce5" table:formula="of:=[.D39]-[.D38]" office:value-type="float" office:value="44.1740492601516" calcext:value-type="float">
            <text:p>44,1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3332.86236009593" calcext:value-type="float">
            <text:p>3 333</text:p>
          </table:table-cell>
          <table:table-cell table:style-name="ce5" table:formula="of:=[.D40]-[.D39]" office:value-type="float" office:value="35.72907928212" calcext:value-type="float">
            <text:p>35,7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361.61976990563" calcext:value-type="float">
            <text:p>3 362</text:p>
          </table:table-cell>
          <table:table-cell table:style-name="ce5" table:formula="of:=[.D41]-[.D40]" office:value-type="float" office:value="28.7574098097016" calcext:value-type="float">
            <text:p>28,7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384.67477315631" calcext:value-type="float">
            <text:p>3 385</text:p>
          </table:table-cell>
          <table:table-cell table:style-name="ce5" table:formula="of:=[.D42]-[.D41]" office:value-type="float" office:value="23.055003250684" calcext:value-type="float">
            <text:p>23,0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403.09975778434" calcext:value-type="float">
            <text:p>3 403</text:p>
          </table:table-cell>
          <table:table-cell table:style-name="ce5" table:formula="of:=[.D43]-[.D42]" office:value-type="float" office:value="18.4249846280281" calcext:value-type="float">
            <text:p>18,4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417.78736619712" calcext:value-type="float">
            <text:p>3 418</text:p>
          </table:table-cell>
          <table:table-cell table:style-name="ce5" table:formula="of:=[.D44]-[.D43]" office:value-type="float" office:value="14.6876084127807" calcext:value-type="float">
            <text:p>14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429.47211921655" calcext:value-type="float">
            <text:p>3 429</text:p>
          </table:table-cell>
          <table:table-cell table:style-name="ce5" table:formula="of:=[.D45]-[.D44]" office:value-type="float" office:value="11.6847530194282" calcext:value-type="float">
            <text:p>11,6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438.75304587302" calcext:value-type="float">
            <text:p>3 439</text:p>
          </table:table-cell>
          <table:table-cell table:style-name="ce5" table:formula="of:=[.D46]-[.D45]" office:value-type="float" office:value="9.28092665647409" calcext:value-type="float">
            <text:p>9,2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446.11528164274" calcext:value-type="float">
            <text:p>3 44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451.94958535365" calcext:value-type="float">
            <text:p>3 45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456.56935543795" calcext:value-type="float">
            <text:p>3 45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460.22510238324" calcext:value-type="float">
            <text:p>3 4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463.11653990489" calcext:value-type="float">
            <text:p>3 46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465.4025545417" calcext:value-type="float">
            <text:p>3 46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467.20934513242" calcext:value-type="float">
            <text:p>3 4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468.63701843797" calcext:value-type="float">
            <text:p>3 46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469.76490307192" calcext:value-type="float">
            <text:p>3 4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470.65581182767" calcext:value-type="float">
            <text:p>3 4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471.35944874737" calcext:value-type="float">
            <text:p>3 4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471.91512524368" calcext:value-type="float">
            <text:p>3 47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472.35392086142" calcext:value-type="float">
            <text:p>3 47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472.70039941227" calcext:value-type="float">
            <text:p>3 473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Poland.$D$3" table:cell-range-address="$Poland.$E$3"/>
          <table:named-range table:name="L" table:base-cell-address="$Poland.$D$2" table:cell-range-address="$Poland.$E$2"/>
          <table:named-range table:name="x0" table:base-cell-address="$Poland.$D$4" table:cell-range-address="$Poland.$E$4"/>
        </table:named-expressions>
      </table:table>
      <table:table table:name="Lombardia" table:style-name="ta1">
        <table:shapes>
          <draw:frame draw:z-index="0" draw:style-name="gr1" draw:text-style-name="P1" svg:width="21.064cm" svg:height="12.806cm" svg:x="9.671cm" svg:y="1.536cm">
            <draw:object draw:notify-on-update-of-ranges="Lombardia.A2:Lombardia.A60 Lombardia.C2:Lombardia.C60 Lombardia.A2:Lombardia.A60 Lombardia.D2:Lombardia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9.17071567789658" calcext:value-type="float">
            <text:p>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1.7056376387694" calcext:value-type="float">
            <text:p>12</text:p>
          </table:table-cell>
          <table:table-cell office:value-type="float" office:value="0.24488322973827" calcext:value-type="float">
            <text:p>0,24488322973827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4.9378323026953" calcext:value-type="float">
            <text:p>1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9.0569523080334" calcext:value-type="float">
            <text:p>1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4.3028934347277" calcext:value-type="float">
            <text:p>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0.978268447673" calcext:value-type="float">
            <text:p>3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9.4634540189843" calcext:value-type="float">
            <text:p>3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0.2344044865593" calcext:value-type="float">
            <text:p>5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63.8831933880816" calcext:value-type="float">
            <text:p>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1.1408072431658" calcext:value-type="float">
            <text:p>8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02.900971505991" calcext:value-type="float">
            <text:p>1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0.24260711934" calcext:value-type="float">
            <text:p>13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64.446766265495" calcext:value-type="float">
            <text:p>1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7.001502100597" calcext:value-type="float">
            <text:p>20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9.585189293431" calcext:value-type="float">
            <text:p>2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4.015808126864" calcext:value-type="float">
            <text:p>3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2.15176528937" calcext:value-type="float">
            <text:p>40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5.730970983041" calcext:value-type="float">
            <text:p>49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06.14195644625" calcext:value-type="float">
            <text:p>60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34.136556877888" calcext:value-type="float">
            <text:p>734</text:p>
          </table:table-cell>
          <table:table-cell table:style-name="ce5" table:formula="of:=[.D21]-[.D20]" office:value-type="float" office:value="127.994600431638" calcext:value-type="float">
            <text:p>127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79.518651149969" calcext:value-type="float">
            <text:p>880</text:p>
          </table:table-cell>
          <table:table-cell table:style-name="ce5" table:formula="of:=[.D22]-[.D21]" office:value-type="float" office:value="145.38209427208" calcext:value-type="float">
            <text:p>145,3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40.87286932431" calcext:value-type="float">
            <text:p>1 041</text:p>
          </table:table-cell>
          <table:table-cell table:style-name="ce5" table:formula="of:=[.D23]-[.D22]" office:value-type="float" office:value="161.354218174339" calcext:value-type="float">
            <text:p>161,3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15.41882621612" calcext:value-type="float">
            <text:p>1 215</text:p>
          </table:table-cell>
          <table:table-cell table:style-name="ce5" table:formula="of:=[.D24]-[.D23]" office:value-type="float" office:value="174.545956891811" calcext:value-type="float">
            <text:p>174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399.07311786772" calcext:value-type="float">
            <text:p>1 399</text:p>
          </table:table-cell>
          <table:table-cell table:style-name="ce5" table:formula="of:=[.D25]-[.D24]" office:value-type="float" office:value="183.654291651605" calcext:value-type="float">
            <text:p>183,6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586.76049559579" calcext:value-type="float">
            <text:p>1 587</text:p>
          </table:table-cell>
          <table:table-cell table:style-name="ce5" table:formula="of:=[.D26]-[.D25]" office:value-type="float" office:value="187.687377728066" calcext:value-type="float">
            <text:p>187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772.94258069841" calcext:value-type="float">
            <text:p>1 773</text:p>
          </table:table-cell>
          <table:table-cell table:style-name="ce5" table:formula="of:=[.D27]-[.D26]" office:value-type="float" office:value="186.182085102616" calcext:value-type="float">
            <text:p>186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952.25556758012" calcext:value-type="float">
            <text:p>1 952</text:p>
          </table:table-cell>
          <table:table-cell table:style-name="ce5" table:formula="of:=[.D28]-[.D27]" office:value-type="float" office:value="179.312986881717" calcext:value-type="float">
            <text:p>179,3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120.10631459638" calcext:value-type="float">
            <text:p>2 120</text:p>
          </table:table-cell>
          <table:table-cell table:style-name="ce5" table:formula="of:=[.D29]-[.D28]" office:value-type="float" office:value="167.850747016261" calcext:value-type="float">
            <text:p>16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2273.09252494245" calcext:value-type="float">
            <text:p>2 273</text:p>
          </table:table-cell>
          <table:table-cell table:style-name="ce5" table:formula="of:=[.D30]-[.D29]" office:value-type="float" office:value="152.986210346066" calcext:value-type="float">
            <text:p>152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409.17810852223" calcext:value-type="float">
            <text:p>2 409</text:p>
          </table:table-cell>
          <table:table-cell table:style-name="ce5" table:formula="of:=[.D31]-[.D30]" office:value-type="float" office:value="136.085583579786" calcext:value-type="float">
            <text:p>136,0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527.634313041" calcext:value-type="float">
            <text:p>2 528</text:p>
          </table:table-cell>
          <table:table-cell table:style-name="ce5" table:formula="of:=[.D32]-[.D31]" office:value-type="float" office:value="118.456204518768" calcext:value-type="float">
            <text:p>118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628.81496852234" calcext:value-type="float">
            <text:p>2 629</text:p>
          </table:table-cell>
          <table:table-cell table:style-name="ce5" table:formula="of:=[.D33]-[.D32]" office:value-type="float" office:value="101.180655481342" calcext:value-type="float">
            <text:p>101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713.85399703139" calcext:value-type="float">
            <text:p>2 714</text:p>
          </table:table-cell>
          <table:table-cell table:style-name="ce5" table:formula="of:=[.D34]-[.D33]" office:value-type="float" office:value="85.0390285090439" calcext:value-type="float">
            <text:p>85,0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784.36102052958" calcext:value-type="float">
            <text:p>2 784</text:p>
          </table:table-cell>
          <table:table-cell table:style-name="ce5" table:formula="of:=[.D35]-[.D34]" office:value-type="float" office:value="70.5070234981931" calcext:value-type="float">
            <text:p>70,5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842.16310003734" calcext:value-type="float">
            <text:p>2 842</text:p>
          </table:table-cell>
          <table:table-cell table:style-name="ce5" table:formula="of:=[.D36]-[.D35]" office:value-type="float" office:value="57.8020795077623" calcext:value-type="float">
            <text:p>57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889.1125977536" calcext:value-type="float">
            <text:p>2 889</text:p>
          </table:table-cell>
          <table:table-cell table:style-name="ce5" table:formula="of:=[.D37]-[.D36]" office:value-type="float" office:value="46.9494977162535" calcext:value-type="float">
            <text:p>46,9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926.96099147101" calcext:value-type="float">
            <text:p>2 927</text:p>
          </table:table-cell>
          <table:table-cell table:style-name="ce5" table:formula="of:=[.D38]-[.D37]" office:value-type="float" office:value="37.8483937174174" calcext:value-type="float">
            <text:p>3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957.28768935536" calcext:value-type="float">
            <text:p>2 957</text:p>
          </table:table-cell>
          <table:table-cell table:style-name="ce5" table:formula="of:=[.D39]-[.D38]" office:value-type="float" office:value="30.3266978843485" calcext:value-type="float">
            <text:p>30,3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981.46940511779" calcext:value-type="float">
            <text:p>2 981</text:p>
          </table:table-cell>
          <table:table-cell table:style-name="ce5" table:formula="of:=[.D40]-[.D39]" office:value-type="float" office:value="24.1817157624241" calcext:value-type="float">
            <text:p>24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000.67648204379" calcext:value-type="float">
            <text:p>3 001</text:p>
          </table:table-cell>
          <table:table-cell table:style-name="ce5" table:formula="of:=[.D41]-[.D40]" office:value-type="float" office:value="19.2070769259994" calcext:value-type="float">
            <text:p>19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015.88525924633" calcext:value-type="float">
            <text:p>3 016</text:p>
          </table:table-cell>
          <table:table-cell table:style-name="ce5" table:formula="of:=[.D42]-[.D41]" office:value-type="float" office:value="15.2087772025484" calcext:value-type="float">
            <text:p>15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027.89863386241" calcext:value-type="float">
            <text:p>3 028</text:p>
          </table:table-cell>
          <table:table-cell table:style-name="ce5" table:formula="of:=[.D43]-[.D42]" office:value-type="float" office:value="12.0133746160723" calcext:value-type="float">
            <text:p>12,0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037.36964655469" calcext:value-type="float">
            <text:p>3 037</text:p>
          </table:table-cell>
          <table:table-cell table:style-name="ce5" table:formula="of:=[.D44]-[.D43]" office:value-type="float" office:value="9.47101269228142" calcext:value-type="float">
            <text:p>9,4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044.82496129051" calcext:value-type="float">
            <text:p>3 045</text:p>
          </table:table-cell>
          <table:table-cell table:style-name="ce5" table:formula="of:=[.D45]-[.D44]" office:value-type="float" office:value="7.45531473582378" calcext:value-type="float">
            <text:p>7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050.68653842229" calcext:value-type="float">
            <text:p>3 051</text:p>
          </table:table-cell>
          <table:table-cell table:style-name="ce5" table:formula="of:=[.D46]-[.D45]" office:value-type="float" office:value="5.86157713178272" calcext:value-type="float">
            <text:p>5,8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055.29072866039" calcext:value-type="float">
            <text:p>3 05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058.90457904241" calcext:value-type="float">
            <text:p>3 05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061.73945735678" calcext:value-type="float">
            <text:p>3 06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063.9622577661" calcext:value-type="float">
            <text:p>3 0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065.70451025826" calcext:value-type="float">
            <text:p>3 0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067.06972162748" calcext:value-type="float">
            <text:p>3 0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068.13925227788" calcext:value-type="float">
            <text:p>3 06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068.97699716179" calcext:value-type="float">
            <text:p>3 06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069.63309975041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070.14688997513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070.5492029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070.8642054189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071.1108332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071.30392008376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Lombardia.$D$3" table:cell-range-address="$Lombardia.$E$3"/>
          <table:named-range table:name="L" table:base-cell-address="$Lombardia.$D$2" table:cell-range-address="$Lombardia.$E$2"/>
          <table:named-range table:name="x0" table:base-cell-address="$Lombardia.$D$4" table:cell-range-address="$Lombardia.$E$4"/>
        </table:named-expressions>
      </table:table>
      <table:named-expressions>
        <table:named-expression table:name="k" table:base-cell-address="$Poland.$D$3" table:expression="#REF!"/>
        <table:named-expression table:name="L" table:base-cell-address="$Poland.$D$2" table:expression="#REF!"/>
        <table:named-expression table:name="x0" table:base-cell-address="$Poland.$D$4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 number:title="User-defined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.00.0000</text:date>, <text:time style:data-style-name="N2" text:time-value="10:00:56.2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36:08.695000000</meta:creation-date>
    <dc:date>2020-03-31T10:02:32.751000000</dc:date>
    <meta:editing-duration>PT7H45M58S</meta:editing-duration>
    <meta:editing-cycles>104</meta:editing-cycles>
    <meta:generator>LibreOffice/6.4.2.2$Windows_X86_64 LibreOffice_project/4e471d8c02c9c90f512f7f9ead8875b57fcb1ec3</meta:generator>
    <meta:document-statistic meta:table-count="2" meta:cell-count="47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Lombardia.A2:Lombardia.A60 Lombardia.C2:Lombardia.D60" svg:x="-0.029cm" svg:y="0.273cm" svg:width="20.5cm" svg:height="12.173cm">
          <chartooo:coordinate-region svg:x="0.392cm" svg:y="0.468cm" svg:width="19.891cm" svg:height="10.758cm"/>
          <chart:axis chart:dimension="x" chart:name="primary-x" chart:style-name="ch5">
            <chart:title svg:x="0.525cm" svg:y="11.786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Lombardia.C2:Lombardia.C60" chart:class="chart:scatter">
            <chart:domain table:cell-range-address="Lombardia.A2:Lombardia.A60"/>
            <chart:data-point chart:repeated="59"/>
          </chart:series>
          <chart:series chart:style-name="ch12" chart:values-cell-range-address="Lombardia.D2:Lombardia.D60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Lombardia.A2:Lombardia.A60</svg:desc>
                </draw:g>
              </table:table-cell>
              <table:table-cell office:value-type="float" office:value="1">
                <text:p>1</text:p>
                <draw:g>
                  <svg:desc>Lombardia.C2:Lombardia.C60</svg:desc>
                </draw:g>
              </table:table-cell>
              <table:table-cell office:value-type="float" office:value="9.17071567789658">
                <text:p>9.17071567789658</text:p>
                <draw:g>
                  <svg:desc>Lombardia.D2:Lombardia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1.7056376387694">
                <text:p>11.705637638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4.9378323026953">
                <text:p>14.937832302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9.0569523080334">
                <text:p>19.056952308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4.3028934347277">
                <text:p>24.302893434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0.978268447673">
                <text:p>30.978268447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9.4634540189843">
                <text:p>39.4634540189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0.2344044865593">
                <text:p>50.2344044865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63.8831933880816">
                <text:p>63.8831933880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1.1408072431658">
                <text:p>81.140807243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02.900971505991">
                <text:p>102.90097150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0.24260711934">
                <text:p>130.24260711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64.446766265495">
                <text:p>164.44676626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7.001502100597">
                <text:p>207.001502100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9.585189293431">
                <text:p>259.5851892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4.015808126864">
                <text:p>324.015808126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2.15176528937">
                <text:p>402.15176528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5.730970983041">
                <text:p>495.730970983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06.14195644625">
                <text:p>606.14195644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34.136556877888">
                <text:p>734.136556877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79.518651149969">
                <text:p>879.518651149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40.87286932431">
                <text:p>1040.87286932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15.41882621612">
                <text:p>1215.41882621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399.07311786772">
                <text:p>1399.07311786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586.76049559579">
                <text:p>1586.76049559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772.94258069841">
                <text:p>1772.94258069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952.25556758012">
                <text:p>1952.25556758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2120.10631459638">
                <text:p>2120.10631459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2273.09252494245">
                <text:p>2273.09252494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409.17810852223">
                <text:p>2409.1781085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527.634313041">
                <text:p>2527.634313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628.81496852234">
                <text:p>2628.81496852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713.85399703139">
                <text:p>2713.85399703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84.36102052958">
                <text:p>2784.36102052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842.16310003734">
                <text:p>2842.16310003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889.1125977536">
                <text:p>2889.112597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926.96099147101">
                <text:p>2926.96099147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957.28768935536">
                <text:p>2957.28768935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981.46940511779">
                <text:p>2981.46940511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000.67648204379">
                <text:p>3000.67648204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015.88525924633">
                <text:p>3015.8852592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027.89863386241">
                <text:p>3027.89863386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037.36964655469">
                <text:p>3037.36964655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044.82496129051">
                <text:p>3044.82496129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050.68653842229">
                <text:p>3050.68653842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055.29072866039">
                <text:p>3055.29072866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058.90457904241">
                <text:p>3058.90457904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061.73945735678">
                <text:p>3061.73945735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063.9622577661">
                <text:p>3063.962257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065.70451025826">
                <text:p>3065.70451025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067.06972162748">
                <text:p>3067.06972162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068.13925227788">
                <text:p>3068.1392522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068.97699716179">
                <text:p>3068.97699716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069.63309975041">
                <text:p>3069.6330997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070.14688997513">
                <text:p>3070.14688997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070.54920290784">
                <text:p>3070.54920290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070.8642054189">
                <text:p>3070.8642054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071.11083320784">
                <text:p>3071.11083320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071.30392008376">
                <text:p>3071.3039200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minimum="0" chart:maximum="3500" chart:origin="0" chart:interval-major="500" chart:interval-minor-divisor="2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Poland.A2:Poland.A60 Poland.C2:Poland.D60" chart:data-source-has-labels="row" svg:x="0.07cm" svg:y="0.271cm" svg:width="20.5cm" svg:height="12.173cm">
          <chartooo:coordinate-region svg:x="0.492cm" svg:y="0.467cm" svg:width="19.89cm" svg:height="10.757cm"/>
          <chart:axis chart:dimension="x" chart:name="primary-x" chart:style-name="ch5">
            <chart:title svg:x="1.598cm" svg:y="10.6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4.856cm" chart:style-name="ch9">
              <text:p>liczba aktywnych przypadków</text:p>
            </chart:title>
            <chart:grid chart:style-name="ch10" chart:class="major"/>
          </chart:axis>
          <chart:series chart:style-name="ch11" chart:values-cell-range-address="Poland.C2:Poland.C60" loext:label-string="observed" chart:class="chart:scatter">
            <chart:domain table:cell-range-address="Poland.A2:Poland.A60"/>
            <chart:data-point chart:repeated="59"/>
          </chart:series>
          <chart:series chart:style-name="ch12" chart:values-cell-range-address="Poland.D2:Poland.D60" loext:label-string="predicted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Poland.A2:Poland.A60</svg:desc>
                </draw:g>
              </table:table-cell>
              <table:table-cell office:value-type="float" office:value="1">
                <text:p>1</text:p>
                <draw:g>
                  <svg:desc>Poland.C2:Poland.C60</svg:desc>
                </draw:g>
              </table:table-cell>
              <table:table-cell office:value-type="float" office:value="10.2499931688702">
                <text:p>10.2499931688702</text:p>
                <draw:g>
                  <svg:desc>Poland.D2:Poland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2.9737663407222">
                <text:p>12.9737663407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6.4179082937424">
                <text:p>16.4179082937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20.7708784636009">
                <text:p>20.7708784636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6.2692069601913">
                <text:p>26.269206960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3.2090192560368">
                <text:p>33.2090192560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41.9598820918712">
                <text:p>41.9598820918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2.981166130707">
                <text:p>52.981166130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66.8409478810622">
                <text:p>66.8409478810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4.2371476777059">
                <text:p>84.2371476777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06.020043878214">
                <text:p>106.020043878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3.214417078165">
                <text:p>133.214417078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67.038253921145">
                <text:p>167.038253921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8.913093640883">
                <text:p>208.913093640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60.458742524847">
                <text:p>260.458742524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3.462444888836">
                <text:p>323.462444888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399.810327128673">
                <text:p>399.810327128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1.368287577086">
                <text:p>491.368287577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599.802469390951">
                <text:p>599.802469390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26.338428155493">
                <text:p>726.338428155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71.474855024432">
                <text:p>871.474855024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34.69136414471">
                <text:p>1034.69136414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14.21453333796">
                <text:p>1214.21453333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406.92046583965">
                <text:p>1406.92046583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608.44171230357">
                <text:p>1608.44171230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1833">
                <text:p>1833</text:p>
              </table:table-cell>
              <table:table-cell office:value-type="float" office:value="1813.50393014134">
                <text:p>1813.50393014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2017">
                <text:p>2017</text:p>
              </table:table-cell>
              <table:table-cell office:value-type="float" office:value="2016.45155391097">
                <text:p>2016.45155391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2211.85784255915">
                <text:p>2211.85784255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2395.08394293687">
                <text:p>2395.083942936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562.67032396955">
                <text:p>2562.67032396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712.50209801771">
                <text:p>2712.50209801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843.75826376093">
                <text:p>2843.75826376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956.70494485866">
                <text:p>2956.70494485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3052.41105633341">
                <text:p>3052.41105633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3132.45573807732">
                <text:p>3132.45573807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3198.67361428637">
                <text:p>3198.673614286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3252.95923155366">
                <text:p>3252.95923155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3297.13328081381">
                <text:p>3297.13328081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3332.86236009593">
                <text:p>3332.86236009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361.61976990563">
                <text:p>3361.61976990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384.67477315631">
                <text:p>3384.67477315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403.09975778434">
                <text:p>3403.099757784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417.78736619712">
                <text:p>3417.78736619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429.47211921655">
                <text:p>3429.47211921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438.75304587302">
                <text:p>3438.75304587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446.11528164274">
                <text:p>3446.11528164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451.94958535365">
                <text:p>3451.94958535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456.56935543795">
                <text:p>3456.56935543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460.22510238324">
                <text:p>3460.22510238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463.11653990489">
                <text:p>3463.11653990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465.4025545417">
                <text:p>3465.40255454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467.20934513242">
                <text:p>3467.209345132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468.63701843797">
                <text:p>3468.63701843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469.76490307192">
                <text:p>3469.76490307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470.65581182767">
                <text:p>3470.65581182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471.35944874737">
                <text:p>3471.359448747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471.91512524368">
                <text:p>3471.91512524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472.35392086142">
                <text:p>3472.35392086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472.70039941227">
                <text:p>3472.70039941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